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keep-together="auto" fo:orphans="0" fo:widows="0" fo:keep-with-next="auto"/>
    </style:style>
    <style:style style:name="P2" style:family="paragraph" style:parent-style-name="Standard">
      <style:paragraph-properties fo:margin-left="0.25in" fo:margin-right="0in" fo:margin-top="0in" fo:margin-bottom="0in" loext:contextual-spacing="false" fo:text-indent="0in" style:auto-text-indent="false"/>
    </style:style>
    <style:style style:name="P3" style:family="paragraph" style:parent-style-name="Standard">
      <style:paragraph-properties fo:margin-left="0.5in" fo:margin-right="0in" fo:margin-top="0in" fo:margin-bottom="0in" loext:contextual-spacing="false" fo:text-indent="0in" style:auto-text-indent="false"/>
    </style:style>
    <style:style style:name="P4" style:family="paragraph" style:parent-style-name="Standard">
      <style:paragraph-properties fo:margin-left="0.75in" fo:margin-right="0in" fo:margin-top="0in" fo:margin-bottom="0in" loext:contextual-spacing="false" fo:text-indent="0in" style:auto-text-indent="false"/>
    </style:style>
    <style:style style:name="P5"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keep-with-next="auto"/>
      <style:text-properties style:font-name="Droid Sans"/>
    </style:style>
    <style:style style:name="P6"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keep-with-next="auto"/>
      <style:text-properties style:font-name="Droid Sans"/>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style:font-name="Droid Sans"/>
    </style:style>
    <style:style style:name="P8" style:family="paragraph" style:parent-style-name="Standard">
      <style:text-properties style:font-name="Droid Sans"/>
    </style:style>
    <style:style style:name="P9" style:family="paragraph" style:parent-style-name="Standard" style:list-style-name="WWNum2">
      <style:paragraph-properties fo:margin-left="0.5in" fo:margin-right="0in" fo:margin-top="0in" fo:margin-bottom="0in" loext:contextual-spacing="true" fo:keep-together="auto" fo:orphans="0" fo:widows="0" fo:text-indent="-0.25in" style:auto-text-indent="false" fo:keep-with-next="auto"/>
      <style:text-properties style:font-name="Droid Sans"/>
    </style:style>
    <style:style style:name="P10" style:family="paragraph" style:parent-style-name="Standard">
      <style:paragraph-properties fo:margin-top="0in" fo:margin-bottom="0in" loext:contextual-spacing="false" fo:text-align="center" style:justify-single-word="false" fo:keep-together="auto" fo:orphans="0" fo:widows="0" fo:keep-with-next="auto"/>
      <style:text-properties style:font-name="Droid Sans"/>
    </style:style>
    <style:style style:name="P11" style:family="paragraph" style:parent-style-name="Standard">
      <style:paragraph-properties fo:margin-top="0in" fo:margin-bottom="0in" loext:contextual-spacing="false" fo:keep-together="auto" fo:orphans="0" fo:widows="0" fo:keep-with-next="auto"/>
      <style:text-properties style:font-name="Droid Sans" officeooo:rsid="001d3ba7" officeooo:paragraph-rsid="001d3ba7"/>
    </style:style>
    <style:style style:name="P12" style:family="paragraph" style:parent-style-name="Standard">
      <style:paragraph-properties fo:margin-top="0in" fo:margin-bottom="0in" loext:contextual-spacing="false" fo:keep-together="auto" fo:orphans="0" fo:widows="0" fo:keep-with-next="auto"/>
      <style:text-properties style:font-name="Droid Sans"/>
    </style:style>
    <style:style style:name="P13" style:family="paragraph" style:parent-style-name="Standard">
      <style:paragraph-properties fo:margin-top="0in" fo:margin-bottom="0in" loext:contextual-spacing="false" fo:text-align="justify" style:justify-single-word="false" fo:keep-together="auto" fo:orphans="0" fo:widows="0" fo:keep-with-next="auto"/>
      <style:text-properties style:font-name="Droid Sans" officeooo:rsid="001e6bf7" officeooo:paragraph-rsid="001e6bf7"/>
    </style:style>
    <style:style style:name="P14" style:family="paragraph" style:parent-style-name="Standard">
      <style:paragraph-properties fo:margin-top="0in" fo:margin-bottom="0in" loext:contextual-spacing="false" fo:keep-together="auto" fo:orphans="0" fo:widows="0" fo:keep-with-next="auto"/>
      <style:text-properties fo:color="#666666" style:font-name="Droid Sans" fo:font-style="italic" style:font-name-asian="Courier New1" style:font-style-asian="italic" style:font-name-complex="Courier New1"/>
    </style:style>
    <style:style style:name="P15" style:family="paragraph" style:parent-style-name="Standard">
      <style:paragraph-properties fo:margin-top="0in" fo:margin-bottom="0in" loext:contextual-spacing="false"/>
      <style:text-properties style:font-name="Droid Sans"/>
    </style:style>
    <style:style style:name="P16" style:family="paragraph" style:parent-style-name="Standard">
      <style:paragraph-properties fo:margin-top="0in" fo:margin-bottom="0in" loext:contextual-spacing="false" fo:orphans="0" fo:widows="0"/>
      <style:text-properties style:font-name="Droid Sans" officeooo:rsid="001d3ba7" officeooo:paragraph-rsid="001d3ba7"/>
    </style:style>
    <style:style style:name="P17" style:family="paragraph" style:parent-style-name="Standard">
      <style:paragraph-properties fo:margin-top="0in" fo:margin-bottom="0in" loext:contextual-spacing="false" fo:orphans="0" fo:widows="0"/>
      <style:text-properties style:font-name="Droid Sans" officeooo:rsid="001e6bf7" officeooo:paragraph-rsid="001e6bf7"/>
    </style:style>
    <style:style style:name="P18" style:family="paragraph" style:parent-style-name="Standard">
      <style:paragraph-properties fo:margin-top="0.25in" fo:margin-bottom="0.0555in" loext:contextual-spacing="false" fo:orphans="0" fo:widows="0"/>
      <style:text-properties style:font-name="Droid San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25in" style:auto-text-indent="false" fo:keep-with-next="auto"/>
      <style:text-properties style:font-name="Droid Sans"/>
    </style:style>
    <style:style style:name="P20"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25in" style:auto-text-indent="false" fo:keep-with-next="auto"/>
      <style:text-properties style:font-name="Droid San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25in" style:auto-text-indent="false" fo:keep-with-next="auto"/>
      <style:text-properties style:font-name="Droid Sans" officeooo:rsid="0020c0b5" officeooo:paragraph-rsid="0020c0b5"/>
    </style:style>
    <style:style style:name="P22"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25in" style:auto-text-indent="false" fo:keep-with-next="auto"/>
      <style:text-properties style:font-name="Droid Sans" officeooo:rsid="0020c0b5" officeooo:paragraph-rsid="0020c0b5"/>
    </style:style>
    <style:style style:name="P23"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25in" style:auto-text-indent="false" fo:keep-with-next="auto"/>
      <style:text-properties fo:color="#000000" style:text-outline="false" style:font-name="Droid Sans" fo:font-size="11pt" fo:text-shadow="none" fo:font-weight="normal" officeooo:rsid="001e0ad9" officeooo:paragraph-rsid="001e0ad9" fo:background-color="transparent" style:font-size-asian="11pt" style:font-weight-asian="normal" style:font-size-complex="11pt" style:font-weight-complex="normal"/>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25in" style:auto-text-indent="false" fo:keep-with-next="auto"/>
      <style:text-properties fo:color="#000000" style:font-name="Droid Sans" fo:font-size="10.5pt" fo:font-weight="bold" officeooo:rsid="001e0ad9" fo:background-color="transparent" style:font-size-asian="10.5pt" style:font-weight-asian="bold" style:font-size-complex="10.5pt" style:font-weight-complex="bold"/>
    </style:style>
    <style:style style:name="P25"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officeooo:paragraph-rsid="001e0ad9" fo:background-color="transparent" style:font-size-asian="10.5pt" style:font-size-complex="10.5pt"/>
    </style:style>
    <style:style style:name="P26"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officeooo:paragraph-rsid="001e6bf7" fo:background-color="transparent" style:font-size-asian="10.5pt" style:font-size-complex="10.5pt"/>
    </style:style>
    <style:style style:name="P27"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fo:background-color="transparent" style:font-size-asian="10.5pt" style:font-weight-asian="bold" style:font-size-complex="10.5pt" style:font-weight-complex="bold"/>
    </style:style>
    <style:style style:name="P28"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officeooo:paragraph-rsid="001e6bf7" fo:background-color="transparent" style:font-size-asian="10.5pt" style:font-weight-asian="bold" style:font-size-complex="10.5pt" style:font-weight-complex="bold"/>
    </style:style>
    <style:style style:name="P29"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666666" style:font-name="Droid Sans" officeooo:rsid="001e0ad9"/>
    </style:style>
    <style:style style:name="P30" style:family="paragraph" style:parent-style-name="Heading_20_1">
      <style:paragraph-properties fo:margin-left="0in" fo:margin-right="0in" fo:margin-top="0.3335in" fo:margin-bottom="0.0835in" loext:contextual-spacing="false" fo:line-height="115%" fo:text-align="center" style:justify-single-word="false" fo:keep-together="auto" fo:orphans="0" fo:widows="0" fo:text-indent="0in" style:auto-text-indent="false" fo:keep-with-next="auto"/>
      <style:text-properties style:font-name="Droid Sans"/>
    </style:style>
    <style:style style:name="P31" style:family="paragraph" style:parent-style-name="Heading_20_1">
      <style:paragraph-properties fo:margin-left="0in" fo:margin-right="0in" fo:margin-top="0.3335in" fo:margin-bottom="0.0835in" loext:contextual-spacing="false" fo:keep-together="auto" fo:orphans="0" fo:widows="0" fo:text-indent="0in" style:auto-text-indent="false" fo:keep-with-next="auto"/>
      <style:text-properties style:font-name="Droid Sans"/>
    </style:style>
    <style:style style:name="P32" style:family="paragraph" style:parent-style-name="Heading_20_1">
      <style:paragraph-properties fo:margin-top="0.3335in" fo:margin-bottom="0.0835in" loext:contextual-spacing="false" fo:text-align="justify" style:justify-single-word="false" fo:keep-together="auto" fo:orphans="0" fo:widows="0" fo:keep-with-next="auto"/>
      <style:text-properties style:font-name="Droid Sans"/>
    </style:style>
    <style:style style:name="P33" style:family="paragraph" style:parent-style-name="Heading_20_1">
      <style:paragraph-properties fo:margin-top="0.3335in" fo:margin-bottom="0.0835in" loext:contextual-spacing="false" fo:keep-together="auto" fo:orphans="0" fo:widows="0" fo:keep-with-next="auto"/>
      <style:text-properties style:font-name="Droid Sans"/>
    </style:style>
    <style:style style:name="P34" style:family="paragraph" style:parent-style-name="Heading_20_1">
      <style:paragraph-properties fo:margin-top="0.3335in" fo:margin-bottom="0.0835in" loext:contextual-spacing="false" fo:text-align="justify" style:justify-single-word="false" fo:keep-together="auto" fo:orphans="0" fo:widows="0" fo:break-before="page" fo:keep-with-next="auto"/>
      <style:text-properties style:font-name="Droid Sans"/>
    </style:style>
    <style:style style:name="P35" style:family="paragraph" style:parent-style-name="Heading_20_2">
      <style:paragraph-properties fo:margin-top="0.25in" fo:margin-bottom="0.0555in" loext:contextual-spacing="false" fo:text-align="justify" style:justify-single-word="false" fo:keep-together="auto" fo:orphans="0" fo:widows="0" fo:keep-with-next="auto"/>
      <style:text-properties style:font-name="Droid Sans"/>
    </style:style>
    <style:style style:name="P36" style:family="paragraph" style:parent-style-name="Heading_20_2">
      <style:paragraph-properties fo:margin-top="0.25in" fo:margin-bottom="0.0555in" loext:contextual-spacing="false" fo:keep-together="auto" fo:orphans="0" fo:widows="0" fo:keep-with-next="auto"/>
      <style:text-properties style:font-name="Droid Sans"/>
    </style:style>
    <style:style style:name="P37" style:family="paragraph" style:parent-style-name="Heading_20_2">
      <style:paragraph-properties fo:margin-left="0.1945in" fo:margin-right="0in" fo:margin-top="0.25in" fo:margin-bottom="0.0555in" loext:contextual-spacing="false" fo:text-align="justify" style:justify-single-word="false" fo:keep-together="auto" fo:orphans="0" fo:widows="0" fo:text-indent="0in" style:auto-text-indent="false" fo:keep-with-next="auto"/>
      <style:text-properties style:font-name="Droid Sans"/>
    </style:style>
    <style:style style:name="P38" style:family="paragraph" style:parent-style-name="Heading_20_2">
      <style:paragraph-properties fo:margin-left="0in" fo:margin-right="0in" fo:margin-top="0.25in" fo:margin-bottom="0.0555in" loext:contextual-spacing="false" fo:keep-together="auto" fo:orphans="0" fo:widows="0" fo:text-indent="0in" style:auto-text-indent="false" fo:keep-with-next="auto"/>
      <style:text-properties style:font-name="Droid Sans"/>
    </style:style>
    <style:style style:name="P39" style:family="paragraph" style:parent-style-name="Heading_20_3">
      <style:paragraph-properties fo:margin-left="0in" fo:margin-right="0in" fo:margin-top="0.1945in" fo:margin-bottom="0.0555in" loext:contextual-spacing="false" fo:keep-together="auto" fo:orphans="0" fo:widows="0" fo:text-indent="0.25in" style:auto-text-indent="false" fo:keep-with-next="auto"/>
      <style:text-properties style:font-name="Droid Sans"/>
    </style:style>
    <style:style style:name="P40" style:family="paragraph" style:parent-style-name="Heading_20_3">
      <style:paragraph-properties fo:margin-left="0in" fo:margin-right="0in" fo:margin-top="0.1945in" fo:margin-bottom="0.0555in" loext:contextual-spacing="false" fo:keep-together="auto" fo:orphans="0" fo:widows="0" fo:text-indent="0in" style:auto-text-indent="false" fo:keep-with-next="auto"/>
      <style:text-properties style:font-name="Droid Sans"/>
    </style:style>
    <style:style style:name="P41" style:family="paragraph" style:parent-style-name="Title">
      <style:paragraph-properties fo:margin-top="0.3335in" fo:margin-bottom="0.0835in" loext:contextual-spacing="false" fo:text-align="center" style:justify-single-word="false" fo:keep-together="auto" fo:orphans="0" fo:widows="0" fo:keep-with-next="auto"/>
      <style:text-properties style:font-name="Droid Sans" style:text-underline-style="solid" style:text-underline-width="auto" style:text-underline-color="font-color"/>
    </style:style>
    <style:style style:name="P42" style:family="paragraph" style:parent-style-name="Title">
      <style:paragraph-properties fo:margin-top="0.3335in" fo:margin-bottom="0.0835in" loext:contextual-spacing="false" fo:text-align="center" style:justify-single-word="false" fo:keep-together="auto" fo:orphans="0" fo:widows="0" fo:keep-with-next="auto"/>
      <style:text-properties style:font-name="Droid Sans" style:text-underline-style="solid" style:text-underline-width="auto" style:text-underline-color="font-color" officeooo:rsid="001d3ba7" officeooo:paragraph-rsid="001d3ba7"/>
    </style:style>
    <style:style style:name="P43" style:family="paragraph" style:parent-style-name="Subtitle">
      <style:paragraph-properties fo:margin-top="0.25in" fo:margin-bottom="0.0555in" loext:contextual-spacing="false" fo:text-align="center" style:justify-single-word="false" fo:keep-together="auto" fo:orphans="0" fo:widows="0" fo:keep-with-next="auto"/>
      <style:text-properties style:font-name="Droid Sans"/>
    </style:style>
    <style:style style:name="P44"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fo:background-color="transparent" style:font-size-asian="10.5pt" style:font-size-complex="10.5pt"/>
    </style:style>
    <style:style style:name="P45"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6bf7" officeooo:paragraph-rsid="001e6bf7" fo:background-color="transparent" style:font-size-asian="10.5pt" style:font-weight-asian="bold" style:font-size-complex="10.5pt" style:font-weight-complex="bold"/>
    </style:style>
    <style:style style:name="P46"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fo:background-color="transparent" style:font-size-asian="10.5pt" style:font-weight-asian="bold" style:font-size-complex="10.5pt" style:font-weight-complex="bold"/>
    </style:style>
    <style:style style:name="T1" style:family="text">
      <style:text-properties fo:color="#1155cc" style:font-name="Droid Sans" style:text-underline-style="solid" style:text-underline-width="auto" style:text-underline-color="font-color"/>
    </style:style>
    <style:style style:name="T2" style:family="text">
      <style:text-properties fo:color="#666666"/>
    </style:style>
    <style:style style:name="T3" style:family="text">
      <style:text-properties fo:color="#666666" style:text-underline-style="solid" style:text-underline-width="auto" style:text-underline-color="font-color"/>
    </style:style>
    <style:style style:name="T4" style:family="text">
      <style:text-properties fo:color="#666666" style:text-underline-style="solid" style:text-underline-width="auto" style:text-underline-color="font-color" fo:font-weight="bold" style:font-weight-asian="bold"/>
    </style:style>
    <style:style style:name="T5" style:family="text">
      <style:text-properties fo:color="#666666" fo:font-style="italic" style:font-name-asian="Courier New1" style:font-style-asian="italic" style:font-name-complex="Courier New1"/>
    </style:style>
    <style:style style:name="T6" style:family="text">
      <style:text-properties fo:color="#666666" style:font-name-asian="Courier New1" style:font-name-complex="Courier New1"/>
    </style:style>
    <style:style style:name="T7" style:family="text">
      <style:text-properties officeooo:rsid="001d3ba7"/>
    </style:style>
    <style:style style:name="T8" style:family="text">
      <style:text-properties officeooo:rsid="001e0ad9"/>
    </style:style>
    <style:style style:name="T9" style:family="text">
      <style:text-properties officeooo:rsid="001e6bf7"/>
    </style:style>
    <style:style style:name="T10" style:family="text">
      <style:text-properties style:font-name="Droid Sans"/>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6bf7" style:font-weight-asian="normal" style:font-weight-complex="normal"/>
    </style:style>
    <style:style style:name="T14" style:family="text">
      <style:text-properties fo:font-weight="normal" officeooo:rsid="001f123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3"><text:bookmark text:name="h.kqkvtwhtqun1"/>Algoritmos y programación 3</text:p>
      <text:p text:style-name="P41"><text:bookmark text:name="h.7ucjicmu6q0j"/>Trabajo práctico <text:span text:style-name="T7">de</text:span> Java</text:p>
      <text:p text:style-name="P42">Juego de Truco</text:p>
      <text:p text:style-name="P43"><text:bookmark text:name="h.kbwlalvqi775"/>2015-2c</text:p>
      <text:p text:style-name="P43"><text:bookmark text:name="h.kbwlalvqi7757"/>(trabajo <text:span text:style-name="T7">grupal</text:span>)</text:p>
      <text:p text:style-name="P30"><text:bookmark text:name="h.5i5t73zaw9nn"/></text:p>
      <text:p text:style-name="P10">Fecha de entrega: </text:p>
      <text:p text:style-name="P10"/>
      <text:p text:style-name="P10"/>
      <text:p text:style-name="P11">Integrantes:</text:p>
      <text:p text:style-name="P16"><text:tab/><text:tab/>_Daciuk, Alexis <text:s text:c="6"/>97630</text:p>
      <text:p text:style-name="P16"><text:tab/><text:tab/>_Llauro, Manuel <text:s text:c="5"/>95736</text:p>
      <text:p text:style-name="P16"><text:tab/><text:tab/>_Risaro, Lucas <text:s text:c="7"/>94335</text:p>
      <text:p text:style-name="P16"><text:tab/><text:tab/>_Rozanec, Matias</text:p>
      <text:p text:style-name="P12"/>
      <text:p text:style-name="P12">Calificación:</text:p>
      <text:p text:style-name="P12"/>
      <text:p text:style-name="P12">Corrector:</text:p>
      <text:p text:style-name="P12"/>
      <text:p text:style-name="P12"/>
      <text:p text:style-name="P2"><text:a xlink:type="simple" xlink:href="#h.7eb8uz5tbqyh" text:style-name="Internet_20_link" text:visited-style-name="Visited_20_Internet_20_Link"><text:span text:style-name="T1">Introducción</text:span></text:a></text:p>
      <text:p text:style-name="P3"><text:a xlink:type="simple" xlink:href="#h.g9msn02n0zc7" text:style-name="Internet_20_link" text:visited-style-name="Visited_20_Internet_20_Link"><text:span text:style-name="T1">Objetivo del trabajo</text:span></text:a></text:p>
      <text:p text:style-name="P3"><text:a xlink:type="simple" xlink:href="#h.rfc6cab0r7uo" text:style-name="Internet_20_link" text:visited-style-name="Visited_20_Internet_20_Link"><text:span text:style-name="T1">Consigna</text:span></text:a></text:p>
      <text:p text:style-name="P3"><text:a xlink:type="simple" xlink:href="#h.bafec6oebuor" text:style-name="Internet_20_link" text:visited-style-name="Visited_20_Internet_20_Link"><text:span text:style-name="T1">Alcance</text:span></text:a></text:p>
      <text:p text:style-name="P2"><text:a xlink:type="simple" xlink:href="#h.hq4adfjsfhzl" text:style-name="Internet_20_link" text:visited-style-name="Visited_20_Internet_20_Link"><text:span text:style-name="T1">Informe</text:span></text:a></text:p>
      <text:p text:style-name="P3"><text:a xlink:type="simple" xlink:href="#h.vj0lxwyygumd" text:style-name="Internet_20_link" text:visited-style-name="Visited_20_Internet_20_Link"><text:span text:style-name="T1">Supuestos</text:span></text:a></text:p>
      <text:p text:style-name="P3"><text:soft-page-break/><text:a xlink:type="simple" xlink:href="#h.ecynjblhgm6q" text:style-name="Internet_20_link" text:visited-style-name="Visited_20_Internet_20_Link"><text:span text:style-name="T1">Modelo de dominio</text:span></text:a></text:p>
      <text:p text:style-name="P4"><text:a xlink:type="simple" xlink:href="#h.nspcwtfygv3o" text:style-name="Internet_20_link" text:visited-style-name="Visited_20_Internet_20_Link"><text:span text:style-name="T1">Diagramas de clases</text:span></text:a></text:p>
      <text:p text:style-name="P4"><text:a xlink:type="simple" xlink:href="#h.5ibuq4tbbj5j" text:style-name="Internet_20_link" text:visited-style-name="Visited_20_Internet_20_Link"><text:span text:style-name="T1">Detalles de implementación</text:span></text:a></text:p>
      <text:p text:style-name="P4"><text:a xlink:type="simple" xlink:href="#h.s6mybycr0i3i" text:style-name="Internet_20_link" text:visited-style-name="Visited_20_Internet_20_Link"><text:span text:style-name="T1">Excepciones</text:span></text:a></text:p>
      <text:p text:style-name="P4"><text:a xlink:type="simple" xlink:href="#h.7inwqh1ish2h" text:style-name="Internet_20_link" text:visited-style-name="Visited_20_Internet_20_Link"><text:span text:style-name="T1">Diagramas de secuencia</text:span></text:a></text:p>
      <text:p text:style-name="P2"><text:a xlink:type="simple" xlink:href="#h.x1ohive8uq5g" text:style-name="Internet_20_link" text:visited-style-name="Visited_20_Internet_20_Link"><text:span text:style-name="T1">Forma de Entrega</text:span></text:a></text:p>
      <text:p text:style-name="P2"><text:a xlink:type="simple" xlink:href="#h.geazv7165lh0" text:style-name="Internet_20_link" text:visited-style-name="Visited_20_Internet_20_Link"><text:span text:style-name="T1">Checklist de corrección</text:span></text:a></text:p>
      <text:p text:style-name="P3"><text:a xlink:type="simple" xlink:href="#h.iz6ldlyb0o84" text:style-name="Internet_20_link" text:visited-style-name="Visited_20_Internet_20_Link"><text:span text:style-name="T1">Carpeta</text:span></text:a></text:p>
      <text:p text:style-name="P4"><text:a xlink:type="simple" xlink:href="#h.1ggp9xky10g5" text:style-name="Internet_20_link" text:visited-style-name="Visited_20_Internet_20_Link"><text:span text:style-name="T1">Generalidades</text:span></text:a></text:p>
      <text:p text:style-name="P4"><text:a xlink:type="simple" xlink:href="#h.8blb0cmjhbd1" text:style-name="Internet_20_link" text:visited-style-name="Visited_20_Internet_20_Link"><text:span text:style-name="T1">Modelo</text:span></text:a></text:p>
      <text:p text:style-name="P4"><text:a xlink:type="simple" xlink:href="#h.amyb77fpuckk" text:style-name="Internet_20_link" text:visited-style-name="Visited_20_Internet_20_Link"><text:span text:style-name="T1">Diagramas</text:span></text:a></text:p>
      <text:p text:style-name="P3"><text:a xlink:type="simple" xlink:href="#h.xtmgw4oov6i" text:style-name="Internet_20_link" text:visited-style-name="Visited_20_Internet_20_Link"><text:span text:style-name="T1">Código</text:span></text:a></text:p>
      <text:p text:style-name="P4"><text:a xlink:type="simple" xlink:href="#h.xuljpjhwfamz" text:style-name="Internet_20_link" text:visited-style-name="Visited_20_Internet_20_Link"><text:span text:style-name="T1">Generalidades</text:span></text:a></text:p>
      <text:p text:style-name="P12"/>
      <text:p text:style-name="P12"/>
      <text:p text:style-name="P32"><text:bookmark text:name="h.tzctna5ak27y"/></text:p>
      <text:p text:style-name="P8"/>
      <text:p text:style-name="P34"><text:bookmark text:name="h.z50tegi92x4s"/></text:p>
      <text:p text:style-name="P32"><text:bookmark text:name="h.7eb8uz5tbqyh"/>Introducción</text:p>
      <text:p text:style-name="P37"><text:bookmark text:name="h.y94bt6os6ma2"/>Objetivo del trabajo</text:p>
      <text:p text:style-name="P15"/>
      <text:p text:style-name="P6">Aplicar los conceptos enseñados en la materia a la resolución de un problema, trabajando individualmente utilizando Java.</text:p>
      <text:p text:style-name="P6"/>
      <text:p text:style-name="P35"><text:bookmark text:name="h.jr2zu8bw6mg8"/>Consigna</text:p>
      <text:p text:style-name="P15"/>
      <text:p text:style-name="P13">Desarrollar un posible modelo de clases utilizando TDD, del sistema de correo electrónico. Las especificaciones son un archivo de pruebas JUnit (.java) junto a este enunciado en el sistema Alfred o en el Campus y están dadas en forma de pruebas de integración. Se espera que el alumno genere una solución que permita ejecutar exitosamente las pruebas especificadas y que adicionalmente cuente con pruebas unitarias y de integración que cubran la totalidad del modelo.</text:p>
      <text:p text:style-name="P12"/>
      <text:p text:style-name="P17">Desarrolar un posible modelo de clases, utilizando TDD, del tradicional juego de Truco. Modalidad de dos jugadores, cuatro jugadores y seis jugadores, incluyendo una minima interfaz grafica para todas las modalidades</text:p>
      <text:p text:style-name="P36"/>
      <text:p text:style-name="P18"/>
      <text:p text:style-name="P18"/>
      <text:p text:style-name="P18"/>
      <text:p text:style-name="P18"/>
      <text:p text:style-name="P18"><text:bookmark text:name="h.gbf8uy11yuau"/></text:p>
      <text:p text:style-name="P33"><text:bookmark text:name="h.hq4adfjsfhzl"/><text:soft-page-break/>Informe</text:p>
      <text:p text:style-name="P35"><text:bookmark text:name="h.vj0lxwyygumd"/>Supuestos</text:p>
      <text:p text:style-name="P12"><text:span text:style-name="T2">[ </text:span><text:span text:style-name="T4">REEMPLAZAR ESTE TEXTO</text:span><text:span text:style-name="T2">: Explicar todos los supuestos que no hayan quedado claros en el enunciado. Es decir aquellas situaciones que les hayan resultado ambiguas de acuerdo al enunciado y cómo se resolverán en su TP.</text:span></text:p>
      <text:p text:style-name="P12"/>
      <text:p text:style-name="P12"><text:span text:style-name="T3">Ejemplo de consigna</text:span><text:span text:style-name="T2">:</text:span></text:p>
      <text:p text:style-name="P12"/>
      <text:p text:style-name="P14"><text:s/>“... realizar el juego de naves conocido como Gálaga…. La nave del jugador debe poder moverse por el espacio….”</text:p>
      <text:p text:style-name="P12"/>
      <text:p text:style-name="P12"><text:span text:style-name="T3">Posibles supuestos válidos</text:span><text:span text:style-name="T2">:</text:span></text:p>
      <text:p text:style-name="P12"/>
      <text:list xml:id="list4646956555478448347" text:style-name="WWNum2">
        <text:list-item>
          <text:p text:style-name="P9"><text:span text:style-name="T2">Alumn@ 1: “</text:span><text:span text:style-name="T5">Cuando la nave llega al borde del espacio, rebota en la dirección opuesta</text:span><text:span text:style-name="T2">”<text:line-break/></text:span></text:p>
        </text:list-item>
        <text:list-item>
          <text:p text:style-name="P9"><text:span text:style-name="T2">Alumn@ 2: “</text:span><text:span text:style-name="T6">Si la nave llega al borde del espacio y sigue avanzando aparecerá en el borde opuesto”</text:span></text:p>
        </text:list-item>
      </text:list>
      <text:p text:style-name="P12"/>
      <text:p text:style-name="P12"><text:span text:style-name="T4">Aviso importante</text:span><text:span text:style-name="T3">:</text:span><text:span text:style-name="T2"> Cada supuesto que indiquen tiene que estar respaldado por sus respectivos tests que verifican dicho comportamiento.</text:span><text:span text:style-name="T6"> </text:span><text:span text:style-name="T2">]</text:span></text:p>
      <text:p text:style-name="P35"><text:bookmark text:name="h.ecynjblhgm6q"/>Modelo de dominio</text:p>
      <text:p text:style-name="P19"/>
      <text:p text:style-name="P20"><text:span text:style-name="T2">[</text:span><text:span text:style-name="T4">REEMPLAZAR ESTE TEXTO</text:span><text:span text:style-name="T3">:</text:span><text:span text:style-name="T2"> Explicar los elementos principales del diseño del TP. Debe mostrar claramente las clases que diseñaron junto con las responsabilidades que tienen asignadas cada una de ellas. ]</text:span></text:p>
      <text:p text:style-name="P19"/>
      <text:p text:style-name="P39"><text:bookmark text:name="h.nspcwtfygv3o"/>Diagramas de clases</text:p>
      <text:p text:style-name="P19"/>
      <text:p text:style-name="P22"><text:span text:style-name="T2"><text:tab/>Se adjuntan ya que no entran</text:span></text:p>
      <text:p text:style-name="P19"/>
      <text:p text:style-name="P39"><text:bookmark text:name="h.5ibuq4tbbj5j"/>Detalles de implementación</text:p>
      <text:p text:style-name="P19"/>
      <text:p text:style-name="P20"><text:span text:style-name="T2">[ </text:span><text:span text:style-name="T4">REEMPLAZAR ESTE TEXTO</text:span><text:span text:style-name="T3">:</text:span><text:span text:style-name="T2"> <text:s/>Hay ciertas clases que puede resultar interesante mostrar cómo están implementadas internamente, en esta sección cuenten sobre esas clases. Ésta sección se utiliza para explicar explícitamente cómo se resolvieron aquellos puntos más complejos del trabajo práctico. ]</text:span></text:p>
      <text:p text:style-name="P19"><text:soft-page-break/></text:p>
      <text:p text:style-name="P39"><text:bookmark text:name="h.s6mybycr0i3i"/>Excepciones</text:p>
      <text:p text:style-name="P19"/>
      <text:p text:style-name="P23">Se crearon las siguientes exepciones para el manejo de errores:</text:p>
      <text:p text:style-name="P25"><text:span text:style-name="T11"/></text:p>
      <text:p text:style-name="P25"><text:span text:style-name="T11">DonTHaveThatCardException</text:span><text:span text:style-name="T8">: Excepcion que se lanza cuando un jugador trata de jugar una carta que no posee.</text:span></text:p>
      <text:p text:style-name="P24"/>
      <text:p text:style-name="P27">FirstTeamWonException:<text:span text:style-name="T12"> </text:span><text:span text:style-name="T13">Excepcion que lanza el Scoreboard cuando el primer equipo llego a 30.</text:span></text:p>
      <text:p text:style-name="P27"/>
      <text:p text:style-name="P27">InvalidGameCallException:<text:span text:style-name="T12"> </text:span><text:span text:style-name="T13">Excepcion que lanza la clase Table cuando se quiere jugar un juego que no corresponde (Ej: Envido despues de la primera ronda, Vale 4 sin Truco y Retruco antes).</text:span></text:p>
      <text:p text:style-name="P26"/>
      <text:p text:style-name="P28">I<text:span text:style-name="T9">n</text:span>validNumberOfPlayersException:<text:span text:style-name="T12"> </text:span><text:span text:style-name="T13">Excepcion que lanza el Builder cuando se pasa una cantidad de jugadores impar o mayor a 6.</text:span></text:p>
      <text:p text:style-name="P28"><text:span text:style-name="T13"/></text:p>
      <text:p text:style-name="P45">NobodyWonYetException:<text:span text:style-name="T12"> Excepcion que lanza el un metodo privado de la clase Scoreboard, es de manejo interno.</text:span></text:p>
      <text:p text:style-name="P45"><text:span text:style-name="T12"/></text:p>
      <text:p text:style-name="P46">NotCardThrownException:<text:span text:style-name="T12"> </text:span><text:span text:style-name="T14">Excepcion que lanza el Slot cuando se consulta por alguna carta en cierta posicion y esa posicion del Slot esta vacia.</text:span></text:p>
      <text:p text:style-name="P46"><text:span text:style-name="T14"/></text:p>
      <text:p text:style-name="P46">NotYourTurnException:<text:span text:style-name="T12"> </text:span><text:span text:style-name="T14">Excepcion que lanza la Table cuando un jugador trata de jugar y no es su turno.</text:span></text:p>
      <text:p text:style-name="P46"><text:span text:style-name="T14"/></text:p>
      <text:p text:style-name="P46">PlayerDoesNotExistsException: <text:span text:style-name="T14">Excepcion que lanza un Team cuando no tiene un Player especifico.</text:span></text:p>
      <text:p text:style-name="P46"><text:span text:style-name="T14"/></text:p>
      <text:p text:style-name="P46">SecondTeamWonException:<text:span text:style-name="T12"> </text:span><text:span text:style-name="T14">Excepcion que lanza el Scoreboard cuando el segundo equipo gano el juego.</text:span></text:p>
      <text:p text:style-name="P44"/>
      <text:p text:style-name="P46">TeamDoesntExistException: <text:span text:style-name="T14">Excepcion que lanza Scoreboard cuando se busca el puntaje de un equipo inexistente.</text:span></text:p>
      <text:p text:style-name="P29"/>
      <text:p text:style-name="P39"><text:bookmark text:name="h.7inwqh1ish2h"/>Diagramas de secuencia</text:p>
      <text:p text:style-name="P21"><text:span text:style-name="T2"><text:tab/>Se adjutan ya que no entran </text:span></text:p>
      <text:p text:style-name="P19"/>
      <text:p text:style-name="P7"/>
      <text:p text:style-name="P31"><text:bookmark text:name="h.x1ohive8uq5g"/><text:soft-page-break/>Forma de Entrega</text:p>
      <text:p text:style-name="P12">El TP deberá realizarse utilizando el proyecto base Java disponible en:</text:p>
      <text:p text:style-name="P12"/>
      <text:p text:style-name="P1"><text:a xlink:type="simple" xlink:href="https://github.com/fiuba/ProyectoBaseAlgo3" text:style-name="Internet_20_link" text:visited-style-name="Visited_20_Internet_20_Link"><text:span text:style-name="T1">https://github.com/fiuba/ProyectoBaseAlgo3</text:span></text:a></text:p>
      <text:p text:style-name="P12"/>
      <text:p text:style-name="P12">Las clases del modelo de datos deberán ubicarse en el paquete:</text:p>
      <text:p text:style-name="P1"><text:a xlink:type="simple" xlink:href="https://github.com/fiuba/ProyectoBaseAlgo3/tree/master/src/fiuba/algo3/ejemplo1" text:style-name="Internet_20_link" text:visited-style-name="Visited_20_Internet_20_Link"><text:span text:style-name="T10">src/fiuba/algo3/</text:span></text:a><text:span text:style-name="T10">modelo</text:span></text:p>
      <text:p text:style-name="P12"/>
      <text:p text:style-name="P12">Las clases de tests, incluyendo las provistas por el curso, irán en el paquete:</text:p>
      <text:p text:style-name="P1"><text:a xlink:type="simple" xlink:href="https://github.com/fiuba/ProyectoBaseAlgo3/tree/master/test/fiuba/algo3/ejemplo1" text:style-name="Internet_20_link" text:visited-style-name="Visited_20_Internet_20_Link"><text:span text:style-name="T10">test/fiuba/algo3/</text:span></text:a><text:span text:style-name="T10">tests</text:span></text:p>
      <text:p text:style-name="P12"/>
      <text:p text:style-name="P12">Para la entrega deberá hacerse un .zip con el informe (este documento completo con los elementos que se indican) y el proyecto completo.</text:p>
      <text:p text:style-name="P12"/>
      <text:p text:style-name="P12">Este archivo zip deberá ser subido al sistema de corrección automática.</text:p>
      <text:p text:style-name="P31"><text:bookmark text:name="h.geazv7165lh0"/>Checklist de corrección</text:p>
      <text:p text:style-name="P19"/>
      <text:p text:style-name="P7">Esta sección es para uso exclusivo de la cátedra, por favor no modificar.</text:p>
      <text:p text:style-name="P38"><text:bookmark text:name="h.iz6ldlyb0o84"/>Carpeta</text:p>
      <text:p text:style-name="P40"><text:bookmark text:name="h.1ggp9xky10g5"/>Generalidades</text:p>
      <text:p text:style-name="P7">¿Son correctos los supuestos y extensiones?</text:p>
      <text:p text:style-name="P7">¿Es prolija la presentación? (hojas del mismo tamaño, numeradas y con tipografía uniforme)</text:p>
      <text:p text:style-name="P19"/>
      <text:p text:style-name="P40"><text:bookmark text:name="h.8blb0cmjhbd1"/>Modelo</text:p>
      <text:p text:style-name="P7">¿Está completo? ¿Contempla la totalidad del problema?</text:p>
      <text:p text:style-name="P7">¿Respeta encapsulamiento?</text:p>
      <text:p text:style-name="P7">¿Hace un buen uso de excepciones?</text:p>
      <text:p text:style-name="P7">¿Utiliza polimorfismo en las situaciones esperadas?</text:p>
      <text:p text:style-name="P7"/>
      <text:p text:style-name="P40"><text:bookmark text:name="h.amyb77fpuckk"/>Diagramas</text:p>
      <text:p text:style-name="P7">¿Está completo el diagrama de clases?</text:p>
      <text:p text:style-name="P7">¿Está bien utilizada la notación en el diagrama de clases?</text:p>
      <text:p text:style-name="P19"/>
      <text:p text:style-name="P7">¿Está completo el diagrama de secuencia?</text:p>
      <text:p text:style-name="P7"><text:soft-page-break/>¿Es consistente con el diagrama de secuencia con el diagrama de clases?</text:p>
      <text:p text:style-name="P7">¿Está bien utilizada la notación del diagrama de secuencia?</text:p>
      <text:p text:style-name="P7"/>
      <text:p text:style-name="P38"><text:bookmark text:name="h.xtmgw4oov6i"/>Código</text:p>
      <text:p text:style-name="P40"><text:bookmark text:name="h.xuljpjhwfamz"/>Generalidades</text:p>
      <text:p text:style-name="P7">¿Respeta estándares de codificación?</text:p>
      <text:p text:style-name="P7">¿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style style:name="Preformatted_20_Text" style:display-name="Preformatted Text" style:family="paragraph" style:parent-style-name="Standard" style:class="html"/>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fo:font-family="Arial" style:font-family-generic="swis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fo:font-family="Arial"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fo:font-family="Arial" style:font-family-generic="swis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fo:font-family="Arial" style:font-family-generic="swis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fo:font-family="Arial"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fo:font-family="Arial" style:font-family-generic="swis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fo:font-family="Arial" style:font-family-generic="swis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9T16:01:48.613534598</dc:date>
    <meta:editing-duration>PT31M12S</meta:editing-duration>
    <meta:editing-cycles>4</meta:editing-cycles>
    <meta:generator>LibreOffice/5.0.2.2$Linux_X86_64 LibreOffice_project/37b43f919e4de5eeaca9b9755ed688758a8251fe</meta:generator>
    <meta:document-statistic meta:table-count="0" meta:image-count="0" meta:object-count="0" meta:page-count="7" meta:paragraph-count="97" meta:word-count="773" meta:character-count="5219" meta:non-whitespace-character-count="4512"/>
  </office:meta>
</office:document-meta>
</file>